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loext:graphic-properties draw:fill="solid" draw:fill-color="#ffffff"/>
      <style:paragraph-properties fo:line-height="135%" fo:background-color="#ffffff"/>
      <style:text-properties fo:font-size="12pt" style:font-size-asian="12pt" style:font-size-complex="12pt"/>
    </style:style>
    <style:style style:name="P3" style:family="paragraph" style:parent-style-name="Standard">
      <loext:graphic-properties draw:fill="solid" draw:fill-color="#ffffff"/>
      <style:paragraph-properties fo:line-height="135%" fo:background-color="#ffffff"/>
      <style:text-properties fo:font-size="12pt" style:text-underline-style="solid" style:text-underline-width="auto" style:text-underline-color="font-color" fo:font-weight="bold" style:font-size-asian="12pt" style:font-weight-asian="bold" style:font-size-complex="12pt"/>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fo:background-color="#ffff00"/>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loext:graphic-properties draw:fill="solid" draw:fill-color="#ffffff"/>
      <style:paragraph-properties fo:line-height="135%" fo:background-color="#ffffff"/>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paragraph-properties fo:margin-left="0in" fo:margin-right="0in" fo:text-indent="0.5in" style:auto-text-indent="false"/>
    </style:style>
    <style:style style:name="P9" style:family="paragraph" style:parent-style-name="Standard">
      <loext:graphic-properties draw:fill="solid" draw:fill-color="#ffffff"/>
      <style:paragraph-properties fo:margin-left="0in" fo:margin-right="0in" fo:line-height="135%" fo:text-indent="0.5in" style:auto-text-indent="false" fo:background-color="#ffffff"/>
    </style:style>
    <style:style style:name="P10" style:family="paragraph" style:parent-style-name="Standard">
      <style:paragraph-properties fo:margin-left="0in" fo:margin-right="0in" fo:text-indent="0.5in" style:auto-text-indent="false"/>
      <style:text-properties fo:font-size="12pt" style:font-size-asian="12pt" style:font-size-complex="12pt"/>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1">
      <loext:graphic-properties draw:fill="solid" draw:fill-color="#ffffff"/>
      <style:paragraph-properties fo:margin-left="0.5in" fo:margin-right="0in" fo:line-height="135%" fo:text-indent="-0.25in" style:auto-text-indent="false" fo:background-color="#ffffff"/>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2pt" style:font-size-asian="12pt" style:font-size-complex="12pt"/>
    </style:style>
    <style:style style:name="P15" style:family="paragraph" style:parent-style-name="Standard">
      <loext:graphic-properties draw:fill="solid" draw:fill-color="#ffffff"/>
      <style:paragraph-properties fo:margin-left="0in" fo:margin-right="0in" fo:line-height="135%" fo:text-indent="0in" style:auto-text-indent="false" fo:background-color="#ffffff"/>
      <style:text-properties fo:font-size="12pt" style:font-size-asian="12pt" style:font-size-complex="12pt"/>
    </style:style>
    <style:style style:name="P16" style:family="paragraph" style:parent-style-name="Standard">
      <style:paragraph-properties fo:break-before="page"/>
    </style:style>
    <style:style style:name="P17" style:family="paragraph" style:parent-style-name="Title" style:master-page-name="Standard">
      <loext:graphic-properties draw:fill="solid" draw:fill-color="#ffffff"/>
      <style:paragraph-properties fo:margin-top="0in" fo:margin-bottom="0in" loext:contextual-spacing="false" fo:line-height="150%" fo:text-align="justify" style:justify-single-word="false" style:page-number="1" fo:background-color="#ffffff"/>
    </style:style>
    <style:style style:name="T1" style:family="text">
      <style:text-properties fo:color="#3d85c6"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2pt" style:font-size-asian="12pt" style:font-size-complex="12pt" fo:background-color="#ffff00"/>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style:text-underline-style="solid" style:text-underline-width="auto" style:text-underline-color="font-color" fo:font-weight="bold" style:font-size-asian="12pt" style:font-weight-asian="bold" style:font-size-complex="12pt" fo:background-color="#ffff00"/>
    </style:style>
    <style:style style:name="T6" style:family="text">
      <style:text-properties fo:font-size="12pt" style:text-underline-style="none"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fo:background-color="#ffff00"/>
    </style:style>
    <style:style style:name="T9" style:family="text">
      <style:text-properties fo:font-size="14pt" fo:font-weight="bold" style:font-size-asian="14pt" style:font-weight-asian="bold" style:font-size-complex="14pt"/>
    </style:style>
    <style:style style:name="T10"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ezdddk6r246o"/><text:span text:style-name="T1">Case #3: Attacker’s Kali System!</text:span></text:p>
      <text:p text:style-name="P2"/>
      <text:p text:style-name="P9"><text:span text:style-name="T2">You have been called to analyze the system of a known threat actor who has been accused of breaking into the server of a smaller company. The company has now come to you asking for help figuring out if they had actually been exploited and how. You have been given an Image of the system used for the attack, but not the endpoint that was potentially exploited. </text:span></text:p>
      <text:p text:style-name="P6"><text:span text:style-name="T2">Find the different ways in which the threat actor gained access to the system and what modifications were made. </text:span></text:p>
      <text:p text:style-name="P2"/>
      <text:p text:style-name="P2"/>
      <text:p text:style-name="P6"><text:span text:style-name="T4">Deliverables:</text:span></text:p>
      <text:p text:style-name="P3"/>
      <text:list xml:id="list3263043314" text:style-name="WWNum2">
        <text:list-item>
          <text:p text:style-name="P11"><text:span text:style-name="T2">What is the time range of exploitation?</text:span></text:p>
        </text:list-item>
        <text:list-item>
          <text:p text:style-name="P11"><text:span text:style-name="T2">How many exploits can you find evidence of? What can you not find evidence of and why?</text:span></text:p>
        </text:list-item>
        <text:list-item>
          <text:p text:style-name="P11"><text:span text:style-name="T2">Where could evidence of each exploit be found? (Multiple places for some, singular for others)</text:span></text:p>
        </text:list-item>
        <text:list-item>
          <text:p text:style-name="P11"><text:span text:style-name="T2">Did the attacker act maliciously on the target system?</text:span></text:p>
        </text:list-item>
        <text:list-item>
          <text:p text:style-name="P11"><text:span text:style-name="T2">Can evidence be found of NFS usage?</text:span></text:p>
        </text:list-item>
      </text:list>
      <text:p text:style-name="P1"/>
      <text:p text:style-name="P1"/>
      <text:p text:style-name="P6"><text:span text:style-name="T4">Outcomes:</text:span></text:p>
      <text:p text:style-name="P6"><text:span text:style-name="T2">At the end of this lab, you will have the required skills to deal with a compromised Linux system, were you will be capable of doing:</text:span></text:p>
      <text:list xml:id="list2597231278" text:style-name="WWNum1">
        <text:list-item>
          <text:p text:style-name="P12"><text:span text:style-name="T2">Understanding the locations and functions of a handful of Linux log files</text:span></text:p>
        </text:list-item>
        <text:list-item>
          <text:p text:style-name="P12"><text:span text:style-name="T2">Using linux's built in commands to quickly create and apply a timeline of user or system activity</text:span></text:p>
        </text:list-item>
        <text:list-item>
          <text:p text:style-name="P12"><text:span text:style-name="T2">Applying log parsing techniques</text:span></text:p>
        </text:list-item>
        <text:list-item>
          <text:p text:style-name="P12"><text:soft-page-break/><text:span text:style-name="T2">Searching through the FHS</text:span></text:p>
        </text:list-item>
      </text:list>
      <text:p text:style-name="P15"/>
      <text:p text:style-name="P2"/>
      <text:p text:style-name="P7"/>
      <text:p text:style-name="P16"><text:span text:style-name="T9">Task #1: Finding Time Range of Attack</text:span></text:p>
      <text:p text:style-name="P5"/>
      <text:p text:style-name="Standard"><text:span text:style-name="T7">When did activity begin and end for the active user account?</text:span></text:p>
      <text:p text:style-name="P5"/>
      <text:p text:style-name="Standard"><text:span text:style-name="T2"><text:tab/>$ last -F</text:span></text:p>
      <text:p text:style-name="P8"><text:span text:style-name="T2">$ last -F root</text:span></text:p>
      <text:p text:style-name="P8"><text:span text:style-name="T2"><text:tab/>First two entries are going to be from the image release</text:span></text:p>
      <text:p text:style-name="P8"><text:span text:style-name="T2"><text:tab/>Last -f</text:span></text:p>
      <text:p text:style-name="P10"/>
      <text:p text:style-name="Standard"><text:span text:style-name="T7">Find the files modified in this time range? (sample for proof of concept &amp; command)</text:span></text:p>
      <text:p text:style-name="Standard"><text:span text:style-name="T2"><text:tab/>$ls -la /</text:span></text:p>
      <text:p text:style-name="Standard"><text:span text:style-name="T2"><text:tab/>$lsblk or $mount</text:span></text:p>
      <text:p text:style-name="Standard"><text:span text:style-name="T2">#get getting mounted location of drive</text:span></text:p>
      <text:p text:style-name="Standard"><text:span text:style-name="T2"><text:tab/>$stat /lib</text:span></text:p>
      <text:p text:style-name="Standard"><text:span text:style-name="T2">#getting inode number</text:span></text:p>
      <text:p text:style-name="Standard"><text:span text:style-name="T2"><text:tab/>$debugfs /dev/sda1</text:span></text:p>
      <text:p text:style-name="Standard"><text:span text:style-name="T2"><text:tab/>$debugfs &lt;16&gt;</text:span></text:p>
      <text:p text:style-name="Standard"><text:span text:style-name="T2">#Inode number of /lib, a folder created at compile</text:span></text:p>
      <text:p text:style-name="Standard"><text:span text:style-name="T2"><text:tab/>$debugfs q</text:span></text:p>
      <text:p text:style-name="Standard"><text:span text:style-name="T2">#close debugfs</text:span></text:p>
      <text:p text:style-name="P1"/>
      <text:p text:style-name="Standard"><text:soft-page-break/><text:span text:style-name="T2">This is checking for the time of compile to determine if that may 17th logon date </text:span></text:p>
      <text:p text:style-name="P8"><text:span text:style-name="T2">is relevant to our timeline or not</text:span></text:p>
      <text:p text:style-name="P1"/>
      <text:p text:style-name="Standard"><text:span text:style-name="T2"><text:tab/>$ find / -newermt "2019-09-06 18:30:00" -not -newermt "2019-09-08 00:15:00" &gt; quicktimeline.txt</text:span></text:p>
      <text:p text:style-name="Standard"><text:span text:style-name="T2"><text:tab/></text:span></text:p>
      <text:p text:style-name="Standard"><text:span text:style-name="T2"><text:tab/>Trying to find activity from May 17th onward will end up with an extremely long running command due to this login date being the time of the version release being pushed out. This is not necessarily the case with other linux distributions though.</text:span></text:p>
      <text:p text:style-name="P1"/>
      <text:p text:style-name="P16"><text:span text:style-name="T9">Task #2: Finding Exploits Used Against Target System</text:span></text:p>
      <text:p text:style-name="Standard"><text:span text:style-name="T7">Did the attacker use metasploit on the victims machine? If they did what did they do?</text:span></text:p>
      <text:p text:style-name="Standard"><text:span text:style-name="T2">We’ve found metasploit logs under /root/.msf4 on the system in the list of modified files we found. Looking at the history and logs/framework.log, we can find out how metasploit was used to exploit the system.</text:span></text:p>
      <text:p text:style-name="P1"/>
      <text:p text:style-name="P8"><text:span text:style-name="T2">$ less /root/.msf4/history</text:span></text:p>
      <text:p text:style-name="P13"><text:span text:style-name="T2">#No timestamps but shows all commands run in metasploit by the attack. Similar to a .bash_history.</text:span></text:p>
      <text:p text:style-name="P1"/>
      <text:p text:style-name="P8"><text:span text:style-name="T2">$ less /root/.msf4/logs/framework.log</text:span></text:p>
      <text:p text:style-name="P13"><text:span text:style-name="T2">#Find logs that are between the date range found in Task #1. This will show details on what was run in exploit during this time frame.</text:span></text:p>
      <text:p text:style-name="P1"/>
      <text:p text:style-name="Standard"><text:span text:style-name="T2">#By default this is only error logging for metasploit - so only failures will make entries here. It is unlikely this will be changed by an attacker to be more verbose, but it is theoretically possible.</text:span></text:p>
      <text:p text:style-name="P1"/>
      <text:p text:style-name="P1"/>
      <text:p text:style-name="P13"><text:span text:style-name="T7">Find out what other exploits were run on the system using our timeline.</text:span></text:p>
      <text:p text:style-name="P14"/>
      <text:p text:style-name="P13"><text:span text:style-name="T2"><text:tab/>#Also found that VNC was run. Let’s see where the attacker was trying to connect to.</text:span></text:p>
      <text:p text:style-name="P13"><text:span text:style-name="T2"><text:tab/>$ cat /root/.vnc/default.tigervnc</text:span></text:p>
      <text:p text:style-name="P13"><text:span text:style-name="T2">#This file shows the configuration of the last connection that was attempted by VNC. The timestamps of this file will correlate to the last attempted connection. We can see the same IP address that was targeted by metasploit in this file.</text:span></text:p>
      <text:p text:style-name="P1"/>
      <text:p text:style-name="Standard"><text:span text:style-name="T7">What can you not find evidence of? (This will be explained)</text:span></text:p>
      <text:p text:style-name="Standard"><text:span text:style-name="T2">#using</text:span><text:span text:style-name="T7"> </text:span><text:span text:style-name="T2">telnet does not create any logs due it being such an old and simple protocol. Specifying a log file is possible though.</text:span></text:p>
      <text:p text:style-name="Standard"><text:soft-page-break/><text:span text:style-name="T2">#commands entered in metasploit. These are not dropped to the attacking system’s logs by default. A switch can be turned on within the metasploit framework to log commands to the .msf4/logs/sessions/(session) location, which will record commands executed on the remote system, but this is then crushed at the end of a session as well.</text:span></text:p>
      <text:p text:style-name="P5"/>
      <text:p text:style-name="P5"/>
      <text:p text:style-name="Standard"><text:span text:style-name="T9">Task #3: Finding Evidence of NFS Usage</text:span></text:p>
      <text:p text:style-name="Standard"><text:span text:style-name="T2">Where can evidence of NFS usage be found on the system? What does it tell us?</text:span></text:p>
      <text:p text:style-name="P1"/>
      <text:p text:style-name="Standard"><text:span text:style-name="T7">Method 1:</text:span></text:p>
      <text:p text:style-name="P1"/>
      <text:p text:style-name="Standard"><text:span text:style-name="T2">$cat /var/log/syslog | grep -B 5 -A 5 "NFS" &gt; nfs1.txt</text:span></text:p>
      <text:p text:style-name="P1"/>
      <text:p text:style-name="Standard"><text:span text:style-name="T2"># this gives a before and after of five lines for anything matchine “NFS” with capital or lowercase matches. This provides some context around the matches as well to help fill in the story if needed.</text:span></text:p>
      <text:p text:style-name="P1"/>
      <text:p text:style-name="P1"/>
      <text:p text:style-name="Standard"><text:span text:style-name="T2">#This is one of the few sources of nfs logging that is created on linux by default.</text:span></text:p>
      <text:p text:style-name="Standard"><text:span text:style-name="T2">Default syslog configurations dump debug NFS information to the syslog file, but can be configured to behave differently.</text:span></text:p>
      <text:p text:style-name="P1"/>
      <text:p text:style-name="Standard"><text:span text:style-name="T7">Method 2:</text:span></text:p>
      <text:p text:style-name="P1"/>
      <text:p text:style-name="Standard"><text:span text:style-name="T2">The more reliable method that doesn’t work in the default distribution of Kali!</text:span></text:p>
      <text:p text:style-name="P1"/>
      <text:p text:style-name="Standard">$journalctl --output=short-full &gt; journal.txt</text:p>
      <text:p text:style-name="Standard"><text:soft-page-break/></text:p>
      <text:p text:style-name="Standard">#This will work for the case you are working on, but it will not normally. Let's examine why.</text:p>
      <text:p text:style-name="Standard"/>
      <text:p text:style-name="Standard">$cat /root/.bash_history</text:p>
      <text:p text:style-name="Standard"/>
      <text:p text:style-name="Standard"><text:span text:style-name="T2">#config in /etc/systemd/journald.conf of systemd settings</text:span></text:p>
      <text:p text:style-name="P1"/>
      <text:p text:style-name="P4"/>
      <text:p text:style-name="P4"/>
      <text:p text:style-name="P4"/>
      <text:p text:style-name="P4"/>
      <text:p text:style-name="P4"/>
      <text:p text:style-name="P4"/>
      <text:p text:style-name="P4"/>
      <text:p text:style-name="P4"/>
      <text:p text:style-name="P4"/>
      <text:p text:style-name="Standard"><text:span text:style-name="T5">Note:</text:span><text:span text:style-name="T3"> please use tables and screenshots to represent your results if needed. Like I usually say “</text:span><text:span text:style-name="T8">Screenshot or it didn’t happen!</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OSDFCon<text:tab/><text:tab/><text:tab/>Linux Forensics Workshop<text:tab/><text:tab/><text:tab/><text:tab/><text:tab/>2019</text:span></text:p>
      </style:header>
      <style:footer>
        <text:p text:style-name="Standard">Last updated: 1016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68" meta:word-count="871" meta:character-count="5016" meta:non-whitespace-character-count="4199"/>
    <meta:generator>LibreOfficeDev/6.0.5.2$Linux_X86_64 LibreOffice_project/</meta:generator>
  </office:meta>
</office:document-meta>
</file>